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4B03CC0E0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29.7cm" svg:height="29.7cm" draw:z-index="0">
        <draw:image xlink:href="Pictures/10000000000004B0000004B03CC0E05E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00:51:58.284000000</meta:creation-date>
    <dc:date>2017-06-16T01:01:51.341000000</dc:date>
    <meta:editing-duration>PT2M5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4.5.2$Windows_x86 LibreOffice_project/a22f674fd25a3b6f45bdebf25400ed2adff0ff99</meta:generator>
  </office:meta>
</office:document-meta>
</file>